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0b2d95" officeooo:paragraph-rsid="000b2d95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799cm"/>
        </style:tab-stops>
      </style:paragraph-properties>
      <style:text-properties officeooo:rsid="000bb5e0" officeooo:paragraph-rsid="000bb5e0"/>
    </style:style>
    <style:style style:name="P3" style:family="paragraph" style:parent-style-name="Standard">
      <style:paragraph-properties fo:text-align="justify" style:justify-single-word="false"/>
      <style:text-properties officeooo:rsid="000d118f" officeooo:paragraph-rsid="000d118f"/>
    </style:style>
    <style:style style:name="P4" style:family="paragraph" style:parent-style-name="Standard">
      <style:paragraph-properties fo:text-align="justify" style:justify-single-word="false"/>
      <style:text-properties officeooo:rsid="000de59e" officeooo:paragraph-rsid="000de59e"/>
    </style:style>
    <style:style style:name="P5" style:family="paragraph" style:parent-style-name="Standard">
      <style:paragraph-properties fo:text-align="justify" style:justify-single-word="false"/>
      <style:text-properties officeooo:rsid="001060aa" officeooo:paragraph-rsid="001060aa"/>
    </style:style>
    <style:style style:name="T1" style:family="text">
      <style:text-properties officeooo:rsid="000b2d95"/>
    </style:style>
    <style:style style:name="T2" style:family="text">
      <style:text-properties officeooo:rsid="000c9b86"/>
    </style:style>
    <style:style style:name="T3" style:family="text">
      <style:text-properties officeooo:rsid="000d118f"/>
    </style:style>
    <style:style style:name="T4" style:family="text">
      <style:text-properties officeooo:rsid="000de59e"/>
    </style:style>
    <style:style style:name="T5" style:family="text">
      <style:text-properties officeooo:rsid="000f3996"/>
    </style:style>
    <style:style style:name="T6" style:family="text">
      <style:text-properties officeooo:rsid="001060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 : Victor Jorge Carvalho Chaves</text:p>
      <text:p text:style-name="P1">R.A : 156.740</text:p>
      <text:p text:style-name="P1"/>
      <text:p text:style-name="P1">Relatório da Palestra : Muito além de Coisas na Internet das Coisas – Prof. Vinicius Mota (UFES)</text:p>
      <text:p text:style-name="P1"/>
      <text:p text:style-name="P2">O Palestrante aborda sobre o assunto da internet das coisas, começando por uma abordagem focando em sua definição, o que é e não é internet das coisas. Que é algo que não apenas por se conectar na internet já se define como “Internet das Coisas” e sim quando além de se conenctar ele se comunica com outros objetos. Dando de exemplo um possível relacionamento entre uma geladeira e uma balança, se o usuaŕio estiver acima do peso não poderá consumir algum elemento da geladeira. Sendo uma introdução explicativa sobre que tipo de tecnologias e funcionalidades ele estará falando sobre.</text:p>
      <text:p text:style-name="P2">Após essa introdução ele aborda <text:span text:style-name="T2">sobre </text:span>a multidisciplinaridade <text:span text:style-name="T3">d</text:span><text:span text:style-name="T2">o assunto, envolvendo as camadas de hardware, conexão, aplicações, metodologia usada para processar os dados e por fim a forma como impacta a sociedade e como ela poderá cooperar com a ferramenta (conectada na rede). Sendo assim uma abordagem bem rica por buscar além de explicar as múltiplas disciplinas que envolvem o assunto ele aborda também as múltiplas tecnologias que podem serem usadas para tratar de cada camada. </text:span><text:span text:style-name="T3">Por fim dessa parte, comenta mais a fundo sobre o envolvimento social, destacando assim características sociológicas e psicológicas para assim refletir sobre novas possibilidades como problemas, por exemplo a privacidade dos dados. Uma consideração importante sobre o assunto, já que se não considerada poderia ter como uma das consequências o cancelamento do dispositivo/aplicação que pegará dados do usuário, já que o celular consegue pegar uma quantidade de dados bem maior que qualquer dispositivo.</text:span></text:p>
      <text:p text:style-name="P3">Com todo esse assunto abordado, ele começa a abordar sobre um trabalho de conclusão de curso, envolvendo além da conclusão alcançada, os desafios que houve, e os debates levantados e próximas possíveis implementações. </text:p>
      <text:p text:style-name="P3">O projeto tem como seu desafio, identificar anomalidades <text:span text:style-name="T4">no congestionamento da cidade de Vitória, por terem ruas que é normal ter transito, fica difícil de identificar se ocorreu um acidente ou algo a se preocuparar, então através dos dados colhidos pelo aplicativo Waze. Assim percebendo anomalidades que podem identificar algo mais grave que ocorreu, podendo assim ser um alerta as autoridades locais.</text:span></text:p>
      <text:p text:style-name="P4">A partir desse desafio, é trago o debate da segurança desses dados, <text:span text:style-name="T6">já que pode haver dados falsos e enganosos</text:span>, e <text:span text:style-name="T5">a questão da privacidade dos usuários, assuntos que além da necessidade da preocupação é parcialmente resolvida pelo aplicativo Waze, mas tem a questão da aplicação estar usando dados dos usuários, </text:span><text:span text:style-name="T6">que entraria na questão de um outro grupo estar acessando os dados dos usuários do Waze, assim sendo realmente um elemento preocupante que pode invalidar todo o projeto, porém no contexto não há mesmo o risco por terem feito acordos com a empresa.</text:span></text:p>
      <text:p text:style-name="P5">Concluindo, a palestra foi bem rica e detalhada, abordando, aprofundando e refletindo sobre o tema debatido “<text:span text:style-name="T1">Muito além de Coisas na Internet das Coisas”, </text:span>tranzedo várias considerações sobre o assunto, dando assim novos tópicos que o participante da palestra possa procurar saber mais e se aprofundar ainda mais nos tópicos dados. O projeto apresentando demonstra de forma clara as dificuldades de uma aplicação real no universo da “internet das coisas”, dando assim pontos a pensar sobre o assunt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21:52:38.003265996</meta:creation-date>
    <dc:date>2022-05-05T23:47:23.515514213</dc:date>
    <meta:editing-duration>PT2M11S</meta:editing-duration>
    <meta:editing-cycles>1</meta:editing-cycles>
    <meta:document-statistic meta:table-count="0" meta:image-count="0" meta:object-count="0" meta:page-count="1" meta:paragraph-count="9" meta:word-count="540" meta:character-count="3397" meta:non-whitespace-character-count="2864"/>
    <meta:generator>LibreOffice/6.4.7.2$Linux_X86_64 LibreOffice_project/40$Build-2</meta:generator>
  </office:meta>
</office:document-meta>
</file>